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te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ter</text:h>
                    <text:list>
                        <text:list-item>
                            <text:h text:style-name="Heading_20_2" text:outline-level="2">Description</text:h>
                        </text:list-item>
                    </text:list>
                </text:list-item>
            </text:list>

            <text:p text:style-name="Standard">The <text:span text:style-name="backtick">Meter</text:span> Widget can visualize data in very flexible ways. In can show arcs, needles, ticks lines and labels.</text:p><text:p text:style-name="Standard">More info (<text:a xlink:type="simple" xlink:href="https://docs.lvgl.io/8.3/widgets/extra/meter.html" text:style-name="Internet_20_link" text:visited-style-name="Visited_20_Internet_20_Link">link</text:a>)</text:p>

            
                <text:list xml:id="list_Meter2" text:continue-numbering="true" text:continue-list="list_Met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eter4" text:continue-numbering="true" text:style-name="Outline">
                                                <text:list-item>
                                                    <text:list>
                                                        <text:list-item>
                                                            <text:list>
                                                                <text:list-item>
                                                                    <text:h text:style-name="Heading_20_3" text:outline-level="3">
                                                                        Scales
                                                                        <text:s text:c="4"/>
                                                                        <text:span text:style-name="T2">Array</text:span>
                                                                    </text:h>
                                                                </text:list-item>
                                                            </text:list>
                                                        </text:list-item>
                                                    </text:list>
                                                </text:list-item>
                                            </text:list>
                                            <text:p text:style-name="Standard">List of scale definitions. The Scale has minor and major ticks and labels on the major ticks. One or more indicator can be added to each scales.There are four different type of indicators:</text:p>
                    <text:list xml:id="list_Meter5" text:style-name="List_20_1">
                        
                        <text:list-item>
                            <text:p text:style-name="List_20_1">
                                Needle image
                            </text:p>
                            
                        </text:list-item>
                        
                    

                        <text:list-item>
                            <text:p text:style-name="List_20_1">
                                Needle line
                            </text:p>
                            
                        </text:list-item>
                        
                    

                        <text:list-item>
                            <text:p text:style-name="List_20_1">
                                Scale lines
                            </text:p>
                            
                        </text:list-item>
                        
                    

                        <text:list-item>
                            <text:p text:style-name="List_20_1">
                                Arc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ter6" text:continue-numbering="true" text:continue-list="list_Meter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Meter7" text:continue-numbering="true" text:continue-list="list_Meter6"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Meter8" text:continue-numbering="true" text:continue-list="list_Meter7"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Meter9"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ter10" text:continue-numbering="true" text:continue-list="list_Meter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ter11" text:continue-numbering="true" text:continue-list="list_Meter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Meter12" text:continue-numbering="true" text:continue-list="list_Meter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ter13" text:continue-numbering="true" text:continue-list="list_Meter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ter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ter15" text:continue-numbering="true" text:continue-list="list_Meter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ter16" text:continue-numbering="true" text:continue-list="list_Meter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ter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ter18" text:continue-numbering="true" text:continue-list="list_Meter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ter19" text:continue-numbering="true" text:continue-list="list_Meter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ter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ter21" text:continue-numbering="true" text:continue-list="list_Meter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ter22" text:continue-numbering="true" text:continue-list="list_Meter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ter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Meter24" text:continue-numbering="true" text:continue-list="list_Meter2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eter25" text:continue-numbering="true" text:continue-list="list_Meter2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ter26" text:continue-numbering="true" text:continue-list="list_Meter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ter27" text:continue-numbering="true" text:continue-list="list_Meter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ter28" text:continue-numbering="true" text:continue-list="list_Meter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ter29" text:continue-numbering="true" text:continue-list="list_Meter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ter30" text:continue-numbering="true" text:continue-list="list_Meter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ter31" text:continue-numbering="true" text:continue-list="list_Meter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ter32" text:continue-numbering="true" text:continue-list="list_Meter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ter33" text:continue-numbering="true" text:continue-list="list_Meter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ter34" text:continue-numbering="true" text:continue-list="list_Meter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ter35" text:continue-numbering="true" text:continue-list="list_Meter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ter36" text:continue-numbering="true" text:continue-list="list_Meter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ter37" text:continue-numbering="true" text:continue-list="list_Meter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ter38" text:continue-numbering="true" text:continue-list="list_Meter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ter39" text:continue-numbering="true" text:continue-list="list_Meter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ter40" text:continue-numbering="true" text:continue-list="list_Meter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ter41" text:continue-numbering="true" text:continue-list="list_Meter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ter42" text:continue-numbering="true" text:continue-list="list_Meter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ter43" text:continue-numbering="true" text:continue-list="list_Meter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ter44" text:continue-numbering="true" text:continue-list="list_Meter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ter45" text:continue-numbering="true" text:continue-list="list_Meter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ter46" text:continue-numbering="true" text:continue-list="list_Meter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ter47" text:continue-numbering="true" text:continue-list="list_Meter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ter48" text:continue-numbering="true" text:continue-list="list_Meter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Meter49" text:continue-numbering="true" text:continue-list="list_Meter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Meter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Meter51" text:continue-numbering="true" text:continue-list="list_Meter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Meter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Meter53" text:continue-numbering="true" text:continue-list="list_Meter51"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ter54"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Meter55" text:continue-numbering="true" text:continue-list="list_Meter53"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ter56"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ter57" text:continue-numbering="true" text:continue-list="list_Meter5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ter58" text:continue-numbering="true" text:continue-list="list_Meter5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ter59" text:continue-numbering="true" text:continue-list="list_Meter5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ter60" text:continue-numbering="true" text:continue-list="list_Meter5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ter61" text:continue-numbering="true" text:continue-list="list_Meter6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ter62" text:continue-numbering="true" text:continue-list="list_Meter61"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Meter63" text:continue-numbering="true" text:continue-list="list_Meter6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ter64" text:continue-numbering="true" text:continue-list="list_Meter6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ter6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ter66" text:continue-numbering="true" text:continue-list="list_Meter6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ter67" text:continue-numbering="true" text:continue-list="list_Meter6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ter68" text:continue-numbering="true" text:continue-list="list_Meter6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eter3" text:continue-numbering="true" text:continue-list="list_Meter2" text:style-name="Outline">
                        <text:list-item>
                            <text:list>
                                <text:list-item>
                                    <text:h text:style-name="Heading_20_2" text:outline-level="2">Examples</text:h>
                                </text:list-item>
                            </text:list>
                        </text:list-item>
                    </text:list>
                    <text:p text:style-name="Standard"/>
                    
                    <text:list xml:id="list_Meter69" text:style-name="List_20_1">
                        
                        <text:list-item>
                            <text:p text:style-name="List_20_1_20_Start">
                                <text:span text:style-name="T1">Meter</text:span>
                            </text:p>
                            
                        </text:list-item>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